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DDD3800003EBD0000446A7D74B1852DF7093C.emf" manifest:media-type="image/x-emf"/>
  <manifest:file-entry manifest:full-path="Pictures/10000001000002A5000002E261D72532592C85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784dc"/>
    </style:style>
    <style:style style:name="P2" style:family="paragraph" style:parent-style-name="Standard">
      <style:paragraph-properties fo:margin-left="1.905cm" fo:margin-right="0cm" fo:text-align="justify" style:justify-single-word="false" fo:text-indent="0cm" style:auto-text-indent="false"/>
      <style:text-properties officeooo:paragraph-rsid="001784dc"/>
    </style:style>
    <style:style style:name="P3" style:family="paragraph" style:parent-style-name="Standard">
      <style:paragraph-properties fo:text-align="justify" style:justify-single-word="false"/>
      <style:text-properties officeooo:paragraph-rsid="002148f7"/>
    </style:style>
    <style:style style:name="P4" style:family="paragraph" style:parent-style-name="Text_20_body">
      <style:paragraph-properties fo:margin-top="0cm" fo:margin-bottom="0cm" style:contextual-spacing="false" fo:text-align="justify" style:justify-single-word="false"/>
      <style:text-properties officeooo:paragraph-rsid="002148f7"/>
    </style:style>
    <style:style style:name="P5" style:family="paragraph" style:parent-style-name="Text_20_body">
      <style:paragraph-properties fo:margin-top="0cm" fo:margin-bottom="0cm" style:contextual-spacing="false"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margin-top="0cm" fo:margin-bottom="0cm" style:contextual-spacing="false" fo:text-align="justify" style:justify-single-word="false"/>
      <style:text-properties officeooo:paragraph-rsid="001aa234"/>
    </style:style>
    <style:style style:name="P8" style:family="paragraph" style:parent-style-name="Standard">
      <style:paragraph-properties fo:text-align="center" style:justify-single-word="false"/>
      <style:text-properties officeooo:paragraph-rsid="001784dc" style:font-size-complex="12pt"/>
    </style:style>
    <style:style style:name="P9" style:family="paragraph" style:parent-style-name="Standard">
      <style:paragraph-properties fo:text-align="end" style:justify-single-word="false"/>
      <style:text-properties officeooo:paragraph-rsid="001784dc" style:font-size-complex="12pt"/>
    </style:style>
    <style:style style:name="P10" style:family="paragraph" style:parent-style-name="Standard">
      <style:paragraph-properties fo:text-align="justify" style:justify-single-word="false"/>
      <style:text-properties officeooo:paragraph-rsid="001784dc" style:font-size-complex="12pt"/>
    </style:style>
    <style:style style:name="P11" style:family="paragraph" style:parent-style-name="Standard">
      <style:paragraph-properties fo:margin-left="9.991cm" fo:margin-right="0cm" fo:text-indent="1.249cm" style:auto-text-indent="false"/>
      <style:text-properties officeooo:paragraph-rsid="001784dc" style:font-size-complex="12pt"/>
    </style:style>
    <style:style style:name="P12" style:family="paragraph" style:parent-style-name="Standard">
      <style:paragraph-properties fo:text-align="justify" style:justify-single-word="false"/>
      <style:text-properties officeooo:rsid="002148f7" officeooo:paragraph-rsid="002148f7"/>
    </style:style>
    <style:style style:name="P13" style:family="paragraph" style:parent-style-name="Standard">
      <style:paragraph-properties fo:text-align="justify" style:justify-single-word="false"/>
      <style:text-properties officeooo:rsid="00249a1c" officeooo:paragraph-rsid="00249a1c"/>
    </style:style>
    <style:style style:name="P14" style:family="paragraph" style:parent-style-name="Text_20_body">
      <style:paragraph-properties fo:margin-top="0cm" fo:margin-bottom="0cm" style:contextual-spacing="false"/>
      <style:text-properties officeooo:paragraph-rsid="0019cd21"/>
    </style:style>
    <style:style style:name="P15" style:family="paragraph" style:parent-style-name="Text_20_body">
      <style:paragraph-properties fo:margin-top="0cm" fo:margin-bottom="0cm" style:contextual-spacing="false"/>
      <style:text-properties officeooo:rsid="001ff2d3" officeooo:paragraph-rsid="001ff2d3"/>
    </style:style>
    <style:style style:name="P16" style:family="paragraph" style:parent-style-name="Standard">
      <style:paragraph-properties fo:text-align="justify" style:justify-single-word="false"/>
      <style:text-properties officeooo:rsid="002b4dec" officeooo:paragraph-rsid="002b4dec"/>
    </style:style>
    <style:style style:name="P17" style:family="paragraph" style:parent-style-name="Text_20_body">
      <style:paragraph-properties fo:margin-top="0cm" fo:margin-bottom="0cm" style:contextual-spacing="false"/>
    </style:style>
    <style:style style:name="P18" style:family="paragraph" style:parent-style-name="Heading_20_3">
      <style:paragraph-properties fo:text-align="justify" style:justify-single-word="false"/>
      <style:text-properties fo:font-size="12pt" officeooo:paragraph-rsid="00342728" style:font-size-asian="12pt" style:font-size-complex="12pt"/>
    </style:style>
    <style:style style:name="P19" style:family="paragraph" style:parent-style-name="Standard">
      <style:paragraph-properties fo:text-align="center" style:justify-single-word="false" style:punctuation-wrap="hanging"/>
      <style:text-properties officeooo:paragraph-rsid="001784dc"/>
    </style:style>
    <style:style style:name="P20" style:family="paragraph" style:parent-style-name="Standard">
      <style:paragraph-properties fo:text-align="center" style:justify-single-word="false"/>
      <style:text-properties officeooo:paragraph-rsid="001784dc"/>
    </style:style>
    <style:style style:name="P21" style:family="paragraph" style:parent-style-name="Standard">
      <style:text-properties officeooo:paragraph-rsid="001784dc"/>
    </style:style>
    <style:style style:name="P22" style:family="paragraph" style:parent-style-name="Standard">
      <style:paragraph-properties fo:margin-left="9.991cm" fo:margin-right="0cm" fo:text-indent="1.249cm" style:auto-text-indent="false"/>
      <style:text-properties officeooo:paragraph-rsid="001784dc"/>
    </style:style>
    <style:style style:name="P23" style:family="paragraph" style:parent-style-name="Standard">
      <style:paragraph-properties fo:text-align="justify" style:justify-single-word="false"/>
      <style:text-properties officeooo:paragraph-rsid="001784dc"/>
    </style:style>
    <style:style style:name="P24" style:family="paragraph" style:parent-style-name="Standard" style:list-style-name="WWNum1">
      <style:paragraph-properties fo:text-align="justify" style:justify-single-word="false"/>
      <style:text-properties officeooo:paragraph-rsid="001784dc"/>
    </style:style>
    <style:style style:name="P25" style:family="paragraph" style:parent-style-name="Standard" style:list-style-name="WWNum2">
      <style:paragraph-properties fo:text-align="justify" style:justify-single-word="false"/>
      <style:text-properties officeooo:paragraph-rsid="001784dc"/>
    </style:style>
    <style:style style:name="P26" style:family="paragraph" style:parent-style-name="Standard">
      <style:paragraph-properties fo:text-align="justify" style:justify-single-word="false"/>
      <style:text-properties officeooo:paragraph-rsid="00249a1c"/>
    </style:style>
    <style:style style:name="P27" style:family="paragraph" style:parent-style-name="Standard">
      <style:paragraph-properties fo:text-align="justify" style:justify-single-word="false"/>
      <style:text-properties officeooo:rsid="002b4dec" officeooo:paragraph-rsid="002b4dec"/>
    </style:style>
    <style:style style:name="P28" style:family="paragraph" style:parent-style-name="Text_20_body" style:list-style-name="L1">
      <style:paragraph-properties fo:margin-top="0cm" fo:margin-bottom="0cm" style:contextual-spacing="false" fo:text-align="justify" style:justify-single-word="false"/>
    </style:style>
    <style:style style:name="P29" style:family="paragraph" style:parent-style-name="Text_20_body" style:list-style-name="L2">
      <style:paragraph-properties fo:margin-top="0cm" fo:margin-bottom="0cm" style:contextual-spacing="false" fo:text-align="justify" style:justify-single-word="false"/>
    </style:style>
    <style:style style:name="P30" style:family="paragraph" style:parent-style-name="Text_20_body">
      <style:paragraph-properties fo:margin-top="0cm" fo:margin-bottom="0cm" style:contextual-spacing="false" fo:text-align="justify" style:justify-single-word="false"/>
      <style:text-properties officeooo:paragraph-rsid="00299884"/>
    </style:style>
    <style:style style:name="P31" style:family="paragraph" style:parent-style-name="Text_20_body">
      <style:paragraph-properties fo:text-align="justify" style:justify-single-word="false"/>
    </style:style>
    <style:style style:name="P32" style:family="paragraph" style:parent-style-name="Text_20_body" style:list-style-name="L7">
      <style:paragraph-properties fo:margin-top="0cm" fo:margin-bottom="0cm" style:contextual-spacing="false" fo:text-align="justify" style:justify-single-word="false"/>
    </style:style>
    <style:style style:name="P33" style:family="paragraph" style:parent-style-name="Text_20_body" style:list-style-name="L8">
      <style:paragraph-properties fo:margin-top="0cm" fo:margin-bottom="0cm" style:contextual-spacing="false" fo:text-align="justify" style:justify-single-word="false"/>
    </style:style>
    <style:style style:name="P34" style:family="paragraph" style:parent-style-name="Text_20_body">
      <style:paragraph-properties fo:margin-top="0cm" fo:margin-bottom="0cm" style:contextual-spacing="false" fo:text-align="justify" style:justify-single-word="false"/>
    </style:style>
    <style:style style:name="P35" style:family="paragraph" style:parent-style-name="Text_20_body" style:list-style-name="L10">
      <style:paragraph-properties fo:margin-top="0cm" fo:margin-bottom="0cm" style:contextual-spacing="false" fo:text-align="justify" style:justify-single-word="false"/>
    </style:style>
    <style:style style:name="P36" style:family="paragraph" style:parent-style-name="Text_20_body">
      <style:paragraph-properties fo:text-align="justify" style:justify-single-word="false"/>
      <style:text-properties officeooo:paragraph-rsid="00342728"/>
    </style:style>
    <style:style style:name="P37" style:family="paragraph" style:parent-style-name="Text_20_body">
      <style:paragraph-properties fo:text-align="justify" style:justify-single-word="false"/>
      <style:text-properties officeooo:paragraph-rsid="003acd65"/>
    </style:style>
    <style:style style:name="P38" style:family="paragraph" style:parent-style-name="Text_20_body">
      <style:paragraph-properties fo:text-align="justify" style:justify-single-word="false"/>
      <style:text-properties officeooo:paragraph-rsid="003f1021"/>
    </style:style>
    <style:style style:name="P39" style:family="paragraph" style:parent-style-name="Text_20_body">
      <style:paragraph-properties fo:text-align="justify" style:justify-single-word="false"/>
      <style:text-properties officeooo:paragraph-rsid="00410965"/>
    </style:style>
    <style:style style:name="P40" style:family="paragraph" style:parent-style-name="Text_20_body">
      <style:paragraph-properties fo:margin-top="0cm" fo:margin-bottom="0cm" style:contextual-spacing="false" fo:text-align="justify" style:justify-single-word="false"/>
      <style:text-properties fo:font-weight="normal" style:font-weight-asian="normal" style:font-weight-complex="normal"/>
    </style:style>
    <style:style style:name="P41" style:family="paragraph" style:parent-style-name="Text_20_body" style:list-style-name="L9">
      <style:paragraph-properties fo:margin-top="0cm" fo:margin-bottom="0cm" style:contextual-spacing="false"/>
      <style:text-properties officeooo:paragraph-rsid="00342728"/>
    </style:style>
    <style:style style:name="P42" style:family="paragraph" style:parent-style-name="Text_20_body" style:list-style-name="L11"/>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4332ab"/>
    </style:style>
    <style:style style:name="P45" style:family="paragraph" style:parent-style-name="Text_20_body">
      <style:paragraph-properties fo:margin-top="0cm" fo:margin-bottom="0cm" style:contextual-spacing="false"/>
      <style:text-properties officeooo:paragraph-rsid="00342728"/>
    </style:style>
    <style:style style:name="P46" style:family="paragraph" style:parent-style-name="Text_20_body">
      <style:paragraph-properties fo:margin-top="0cm" fo:margin-bottom="0cm" style:contextual-spacing="false"/>
      <style:text-properties fo:font-weight="bold" officeooo:paragraph-rsid="00342728" style:font-weight-asian="bold" style:font-weight-complex="bold"/>
    </style:style>
    <style:style style:name="P47" style:family="paragraph" style:parent-style-name="Text_20_body">
      <style:paragraph-properties fo:margin-top="0cm" fo:margin-bottom="0cm" style:contextual-spacing="false" fo:break-before="page"/>
      <style:text-properties fo:font-weight="bold" officeooo:paragraph-rsid="00342728" style:font-weight-asian="bold" style:font-weight-complex="bold"/>
    </style:style>
    <style:style style:name="P48" style:family="paragraph" style:parent-style-name="Text_20_body" style:list-style-name="L12"/>
    <style:style style:name="P49" style:family="paragraph" style:parent-style-name="Text_20_body" style:list-style-name="L12">
      <style:paragraph-properties fo:margin-top="0cm" fo:margin-bottom="0cm" style:contextual-spacing="false"/>
    </style:style>
    <style:style style:name="P50" style:family="paragraph" style:parent-style-name="Text_20_body" style:list-style-name="L13"/>
    <style:style style:name="P51" style:family="paragraph" style:parent-style-name="Text_20_body" style:list-style-name="L13">
      <style:paragraph-properties fo:margin-top="0cm" fo:margin-bottom="0cm" style:contextual-spacing="false"/>
    </style:style>
    <style:style style:name="P52" style:family="paragraph" style:parent-style-name="Text_20_body" style:list-style-name="L14"/>
    <style:style style:name="P53" style:family="paragraph" style:parent-style-name="Text_20_body" style:list-style-name="L14">
      <style:paragraph-properties fo:margin-top="0cm" fo:margin-bottom="0cm" style:contextual-spacing="false"/>
      <style:text-properties officeooo:paragraph-rsid="004332ab"/>
    </style:style>
    <style:style style:name="P54" style:family="paragraph" style:parent-style-name="Text_20_body">
      <style:paragraph-properties fo:margin-top="0cm" fo:margin-bottom="0cm" style:contextual-spacing="false" fo:text-align="start" style:justify-single-word="false"/>
      <style:text-properties officeooo:paragraph-rsid="004332ab"/>
    </style:style>
    <style:style style:name="P55" style:family="paragraph">
      <loext:graphic-properties draw:fill="none"/>
      <style:paragraph-properties fo:text-align="start"/>
      <style:text-properties fo:font-size="18pt"/>
    </style:style>
    <style:style style:name="T1" style:family="text">
      <style:text-properties fo:font-size="11pt" fo:font-weight="bold" style:font-size-asian="11pt" style:font-weight-asian="bold" style:font-size-complex="11pt" style:font-weight-complex="bold"/>
    </style:style>
    <style:style style:name="T2" style:family="text">
      <style:text-properties fo:color="#000000" loext:opacity="100%"/>
    </style:style>
    <style:style style:name="T3" style:family="text">
      <style:text-properties fo:color="#000000" loext:opacity="100%" style:font-size-complex="12pt"/>
    </style:style>
    <style:style style:name="T4" style:family="text">
      <style:text-properties fo:font-weight="bold" style:font-weight-asian="bold" style:font-size-complex="12pt"/>
    </style:style>
    <style:style style:name="T5" style:family="text">
      <style:text-properties fo:font-weight="bold" style:font-weight-asian="bold" style:font-size-complex="12pt" style:font-weight-complex="bold"/>
    </style:style>
    <style:style style:name="T6" style:family="text">
      <style:text-properties fo:font-weight="bold" style:font-weight-asian="bold" style:font-weight-complex="bold"/>
    </style:style>
    <style:style style:name="T7" style:family="text">
      <style:text-properties fo:font-weight="bold" officeooo:rsid="0019cd21" style:font-weight-asian="bold" style:font-weight-complex="bold"/>
    </style:style>
    <style:style style:name="T8" style:family="text">
      <style:text-properties fo:font-weight="bold" officeooo:rsid="002148f7" style:font-weight-asian="bold" style:font-weight-complex="bold"/>
    </style:style>
    <style:style style:name="T9" style:family="text">
      <style:text-properties fo:font-weight="bold" officeooo:rsid="0027f6ed" style:font-weight-asian="bold" style:font-weight-complex="bold"/>
    </style:style>
    <style:style style:name="T10" style:family="text">
      <style:text-properties fo:font-size="14pt" style:font-size-asian="14pt" style:font-size-complex="14pt"/>
    </style:style>
    <style:style style:name="T11" style:family="text">
      <style:text-properties style:font-size-complex="12pt"/>
    </style:style>
    <style:style style:name="T12" style:family="text">
      <style:text-properties officeooo:rsid="001784dc" style:font-size-complex="12pt"/>
    </style:style>
    <style:style style:name="T13" style:family="text">
      <style:text-properties fo:font-weight="normal" style:font-weight-asian="normal" style:font-weight-complex="normal"/>
    </style:style>
    <style:style style:name="T14" style:family="text">
      <style:text-properties fo:font-weight="normal" officeooo:rsid="0030d928" style:font-weight-asian="normal" style:font-weight-complex="normal"/>
    </style:style>
    <style:style style:name="T15" style:family="text">
      <style:text-properties fo:font-style="normal" fo:font-weight="bold" officeooo:rsid="001aa234"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2148f7"/>
    </style:style>
    <style:style style:name="T18" style:family="text">
      <style:text-properties officeooo:rsid="00249a1c"/>
    </style:style>
    <style:style style:name="T19" style:family="text">
      <style:text-properties officeooo:rsid="00342728"/>
    </style:style>
    <style:style style:name="T20" style:family="text">
      <style:text-properties officeooo:rsid="003c4988"/>
    </style:style>
    <style:style style:name="T21" style:family="text">
      <style:text-properties officeooo:rsid="003f1021"/>
    </style:style>
    <style:style style:name="T22" style:family="text">
      <style:text-properties officeooo:rsid="00410965"/>
    </style:style>
    <style:style style:name="T23" style:family="text">
      <style:text-properties officeooo:rsid="004332a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svg:stroke-width="0cm" svg:stroke-color="#000000" draw:fill="none" loext:fill-use-slide-background="false" draw:textarea-vertical-align="top" draw:auto-grow-height="false" fo:min-height="0cm" fo:min-width="17.942cm" fo:padding-top="0.125cm" fo:padding-bottom="0.125cm" fo:padding-left="0.25cm" fo:padding-right="0.25cm" fo:wrap-option="wrap" fo:margin-left="0cm" fo:margin-right="0.079cm" fo:margin-top="0cm" fo:margin-bottom="0.1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Obraz 5" text:anchor-type="as-char" svg:width="0.619cm" svg:height="0.669cm" draw:z-index="0"><draw:image xlink:href="Pictures/100DDD3800003EBD0000446A7D74B1852DF7093C.emf" xlink:type="simple" xlink:show="embed" xlink:actuate="onLoad" draw:mime-type="image/x-emf"/><draw:image xlink:href="Pictures/10000001000002A5000002E261D72532592C850D.png" xlink:type="simple" xlink:show="embed" xlink:actuate="onLoad" draw:mime-type="image/png"/></draw:frame><text:span text:style-name="T2"/></text:p>
      <text:p text:style-name="P19"><text:span text:style-name="T2">Politechnika Świętokrzyska </text:span><text:span text:style-name="T2"/></text:p>
      <text:p text:style-name="P20"><text:span text:style-name="T3">Wydział Elektrotechniki, Automatyki i Informatyki</text:span><text:span text:style-name="T3"/></text:p>
      <text:p text:style-name="P8"/>
      <text:p text:style-name="P20"><text:span text:style-name="T5">NIEZAWODNOŚĆ SYSTEMÓW KOMPUTEROWYCH </text:span><text:span text:style-name="T5"/></text:p>
      <text:p text:style-name="P20"><text:span text:style-name="T5">Laboratorium</text:span><text:span text:style-name="T5"/></text:p>
      <text:p text:style-name="P9"/>
      <text:p text:style-name="P21"><text:span text:style-name="T10">Tytuł zadania: </text:span><text:span text:style-name="T1">Prognozowanie wskaźników niezawodności z zastosowaniem metody ekspertów</text:span><text:span text:style-name="T10"/></text:p>
      <text:p text:style-name="P11"/>
      <text:p text:style-name="P22"><text:span text:style-name="T11">Wykonał: </text:span><text:span text:style-name="T12">Maksymilian Sowula</text:span><text:span text:style-name="T11"/></text:p>
      <text:p text:style-name="P22"><text:span text:style-name="T12"><text:tab/><text:tab/>Jakub Szczur</text:span><text:span text:style-name="T11"/></text:p>
      <text:p text:style-name="P22"><text:span text:style-name="T12"><text:tab/><text:tab/>Paweł Marek</text:span><text:span text:style-name="T11"/></text:p>
      <text:p text:style-name="P22"><text:span text:style-name="T11">Kierunek: <text:s/></text:span><text:span text:style-name="T12">Informatyka</text:span><text:span text:style-name="T4"/></text:p>
      <text:p text:style-name="P1"><text:span text:style-name="T4"><text:tab/><text:tab/><text:tab/><text:tab/><text:tab/><text:tab/><text:tab/><text:tab/><text:tab/></text:span><text:span text:style-name="T11">Grupa: </text:span><text:span text:style-name="T12">1ID21A</text:span><text:span text:style-name="T11"/></text:p>
      <text:p text:style-name="P20"><text:span text:style-name="T11">Kielce, </text:span><text:span text:style-name="T12">14.10.2025</text:span><text:span text:style-name="T11"/></text:p>
      <text:p text:style-name="P10"><draw:custom-shape text:anchor-type="char" draw:z-index="1" draw:name="Łącznik prosty ze strzałką 1" draw:style-name="gr1" draw:text-style-name="P55" svg:width="18.442cm" svg:height="0.003cm" svg:x="0.002cm" svg:y="0.24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1"><text:span text:style-name="T6">TREŚĆ ZADANIA LABORATORYJNEGO DO WYKONANIA:</text:span><text:span text:style-name="T6"/></text:p>
      <text:p text:style-name="P1"/>
      <text:list xml:id="list3576165415" text:style-name="WWNum1">
        <text:list-item>
          <text:list>
            <text:list-item>
              <text:p text:style-name="P24">Napisać program komputerowy w dowolnym języku i środowisku wykonujący obliczenia na wybrany z listy temat. Program winien być w wersji wykonywalnej (np. exe).</text:p>
            </text:list-item>
            <text:list-item>
              <text:p text:style-name="P24">Wykonać sprawozdanie z zadania zawierające:</text:p>
            </text:list-item>
          </text:list>
        </text:list-item>
      </text:list>
      <text:list text:style-name="WWNum2">
        <text:list-item>
          <text:p text:style-name="P25">Opis teoretyczny zagadnienia.</text:p>
        </text:list-item>
        <text:list-item>
          <text:p text:style-name="P25">Algorytm działania programu.</text:p>
        </text:list-item>
        <text:list-item>
          <text:p text:style-name="P25">Kod programu.</text:p>
        </text:list-item>
        <text:list-item>
          <text:p text:style-name="P25">Opis i wyniki testowania aplikacji.</text:p>
        </text:list-item>
        <text:list-item>
          <text:p text:style-name="P25">Instrukcja obsługi programu.</text:p>
        </text:list-item>
      </text:list>
      <text:list xml:id="list183607663192352" text:continue-list="list3576165415" text:style-name="WWNum1">
        <text:list-item>
          <text:list>
            <text:list-item>
              <text:p text:style-name="P24">Przedstawić na zajęciach funkcjonowanie programu.</text:p>
            </text:list-item>
            <text:list-item>
              <text:p text:style-name="P24">Dostarczyć sprawozdanie oraz pliki programu.</text:p>
            </text:list-item>
            <text:list-item>
              <text:p text:style-name="P24">Zadanie realizowane jest w zespołach 2-osobowych.</text:p>
            </text:list-item>
          </text:list>
        </text:list-item>
      </text:list>
      <text:p text:style-name="P2"/>
      <text:p text:style-name="P17"><text:span text:style-name="Strong_20_Emphasis"/></text:p>
      <text:p text:style-name="P14"><text:span text:style-name="Strong_20_Emphasis"><text:span text:style-name="T7">1. Opis teoretyczny zagadnienia.</text:span></text:span></text:p>
      <text:p text:style-name="P15"><text:span text:style-name="T6">a) </text:span><text:span text:style-name="Strong_20_Emphasis"><text:span text:style-name="T15">Wprowadzenie do niezawodności.</text:span></text:span></text:p>
      <text:p text:style-name="P7"><text:span text:style-name="Strong_20_Emphasis"><text:span text:style-name="T13">Niezawodność</text:span></text:span> jest to właściwość obiektu technicznego określająca jego zdolność do wykonywania wymaganych funkcji w określonych warunkach i czasie. W praktyce niezawodność wyraża się przez zestaw wskaźników ilościowych, takich jak:</text:p>
      <text:p text:style-name="P5"/>
      <text:list text:style-name="L1">
        <text:list-item>
          <text:p text:style-name="P28"><text:span text:style-name="Strong_20_Emphasis"><text:span text:style-name="T13">Prawdopodobieństwo bezawaryjnej pracy (R(t))</text:span></text:span></text:p>
        </text:list-item>
        <text:list-item>
          <text:p text:style-name="P28"><text:span text:style-name="Strong_20_Emphasis"><text:span text:style-name="T13">Średni czas bezawaryjnej pracy (MTBF – Mean Time Between Failures)</text:span></text:span></text:p>
        </text:list-item>
        <text:list-item>
          <text:p text:style-name="P28"><text:span text:style-name="Strong_20_Emphasis"><text:span text:style-name="T13">Intensywność uszkodzeń (λ(t))</text:span></text:span></text:p>
        </text:list-item>
        <text:list-item>
          <text:p text:style-name="P28"><text:span text:style-name="Strong_20_Emphasis"><text:span text:style-name="T13">Średni czas naprawy (MTTR – Mean Time To Repair)</text:span></text:span></text:p>
        </text:list-item>
      </text:list>
      <text:p text:style-name="P5"><text:span text:style-name="Strong_20_Emphasis"/></text:p>
      <text:p text:style-name="P6">W analizie niezawodności istotne jest nie tylko określenie bieżących wartości tych wskaźników, ale również <text:span text:style-name="Strong_20_Emphasis"><text:span text:style-name="T13">prognozowanie ich zmian w czasie</text:span></text:span><text:span text:style-name="T13">,</text:span> szczególnie w sytuacji braku pełnych danych empirycznych.</text:p>
      <text:p text:style-name="P3"/>
      <text:p text:style-name="P3"><text:soft-page-break/><text:span text:style-name="T8">b)</text:span><text:span text:style-name="T17"> </text:span><text:span text:style-name="Strong_20_Emphasis">Istota prognozowania niezawodności</text:span></text:p>
      <text:p text:style-name="P4"><text:span text:style-name="Strong_20_Emphasis"><text:span text:style-name="T13">Prognozowanie niezawodności polega na szacowaniu przyszłych wartości wskaźników niezawodności na podstawie:</text:span></text:span></text:p>
      <text:list text:style-name="L2">
        <text:list-item>
          <text:p text:style-name="P29">danych z testów i eksploatacji,</text:p>
        </text:list-item>
        <text:list-item>
          <text:p text:style-name="P29">modeli matematycznych niezawodności,</text:p>
        </text:list-item>
        <text:list-item>
          <text:p text:style-name="P29">opinii i ocen ekspertów (metoda ekspertów).</text:p>
        </text:list-item>
      </text:list>
      <text:p text:style-name="P6">W praktyce często brak jest wystarczających danych do statystycznego modelowania niezawodności, zwłaszcza na etapie projektowania nowego urządzenia lub systemu. W takich przypadkac<text:span text:style-name="T13">h wykorzystuje się </text:span><text:span text:style-name="Strong_20_Emphasis"><text:span text:style-name="T13">metody heurystyczne</text:span></text:span><text:span text:style-name="T13">, a w szczególności </text:span><text:span text:style-name="Strong_20_Emphasis"><text:span text:style-name="T13">metodę ekspertów</text:span></text:span><text:span text:style-name="T13">.</text:span></text:p>
      <text:p text:style-name="P26"><text:span text:style-name="T18">c) </text:span><text:span text:style-name="Strong_20_Emphasis">Metoda ekspertów - istota i zastosowanie</text:span></text:p>
      <text:p text:style-name="P6"><text:span text:style-name="Strong_20_Emphasis"><text:span text:style-name="T13">Metoda ekspertów</text:span></text:span><text:span text:style-name="T13"> </text:span><text:span text:style-name="T16">(ang. </text:span><text:span text:style-name="Emphasis"><text:span text:style-name="T16">expert judgment method</text:span></text:span><text:span text:style-name="T16">) je</text:span><text:span text:style-name="T13">st jedną z najczęściej stosowanych metod heurystycznych wykorzystywanych w analizie i prognozowaniu niezawodności urządzeń technicznych, szczególnie </text:span>w sytuacjach, gdy brak jest danych statystycznych z badań eksploatacyjnych lub testów trwałości. Jej is<text:span text:style-name="T13">tota polega na wykorzystaniu wiedzy, doświadczenia zawodowego oraz intuicji specjalistów – ekspertów, którzy na podstawie swojej praktyki dokonują oceny i prognozy wartości wskaźników niezawodnościowych.</text:span></text:p>
      <text:p text:style-name="P6"><text:span text:style-name="T13">W metodzie tej zakłada się, że </text:span><text:span text:style-name="Strong_20_Emphasis"><text:span text:style-name="T13">doświadczeni konstruktorzy, projektanci i użytkownicy urządzeń</text:span></text:span><text:span text:style-name="T13"> posiadają wiedzę pozwalającą przewidzieć, jak zmienią się parametry niezawodności w nowo projektowanym systemie w porównaniu do urządzeń już istniejących i eksploatowanych. Opinie ekspertów stanowią zatem podstawę do określenia parametrów prognostycznych.</text:span></text:p>
      <text:p text:style-name="P6"><text:span text:style-name="T13">Dane prognostyczne uzyskuje się poprzez analizę </text:span><text:span text:style-name="Strong_20_Emphasis"><text:span text:style-name="T13">urządzenia podobnego</text:span></text:span><text:span text:style-name="T13"> do projek</text:span>towanego. W praktyce oznacza to wykorzystanie znanych wartości charakterystycznych dla systemu referencyjnego, takich jak:</text:p>
      <text:list text:style-name="L7">
        <text:list-item>
          <text:p text:style-name="P32"><text:span text:style-name="Strong_20_Emphasis">Parametr strumienia uszkodzeń</text:span> ( A ) – opisujący częstość występowania uszkodzeń, dla którego wyznacza się wartość średnią ( E^*(A) = \bar{A} ) lub kres górny ( A_g ),</text:p>
        </text:list-item>
        <text:list-item>
          <text:p text:style-name="P32"><text:span text:style-name="Strong_20_Emphasis">Czas poprawnej pracy</text:span> ( T ) między kolejnymi uszkodzeniami – dla którego wyznacza się wartość oczekiwaną ( E^*(T) = \bar{t} ).</text:p>
        </text:list-item>
      </text:list>
      <text:p text:style-name="P5"/>
      <text:p text:style-name="P6">Na podstawie tych danych wyznacza się prognozowane wartości dla projektowanego urządzenia:</text:p>
      <text:list text:style-name="L8">
        <text:list-item>
          <text:p text:style-name="P33"><text:span text:style-name="Strong_20_Emphasis">Wymaganą (dopuszczalną) wartość strumienia uszkodzeń</text:span> ( A_0 ), lub</text:p>
        </text:list-item>
        <text:list-item>
          <text:p text:style-name="P33"><text:span text:style-name="Strong_20_Emphasis">Wymaganą wartość oczekiwaną czasu poprawnej pracy</text:span> ( E(T_0) ).</text:p>
        </text:list-item>
      </text:list>
      <text:p text:style-name="P5"/>
      <text:p text:style-name="P6">Metoda ekspertów pozwala więc przekształcić doświadczenie i subiektywne oceny specjalistów w mierzalne parametry matematyczne. Dzięki temu możliwe jest ilościowe oszacowanie niezawodności urządzenia już na etapie projektowania, bez konieczności długotrwałych badań eksploatacyjnych.</text:p>
      <text:p text:style-name="P6">Zaletą tej m<text:span text:style-name="T13">etody jest jej </text:span><text:span text:style-name="Strong_20_Emphasis"><text:span text:style-name="T13">elastyczność</text:span></text:span><text:span text:style-name="T13"> i </text:span><text:span text:style-name="Strong_20_Emphasis"><text:span text:style-name="T13">uniwersalność, </text:span></text:span><text:span text:style-name="Strong_20_Emphasis"><text:span text:style-name="T14">gdyż </text:span></text:span><text:span text:style-name="T13">można ją stosować do różnych typów systemów technicznych, zarówno nowych, jak i modernizowanych. Ponadto umożliwia ona uwzględnienie postępu technologicznego, zmian </text:span>materiałowych czy modyfikacji konstrukcyjnych, które mogą wpływać na niezawodność.</text:p>
      <text:p text:style-name="P6"><text:soft-page-break/>W rezultacie metoda ekspertów stanowi praktyczne narzędzie wspomagające proces decyzyjny w inżynierii niezawodności, pozwalając na określenie dopuszczalnych wartości wskaźników niezawodności i prognozowanie ich zmian w czasie, gdy brak jest twardych danych empirycznych.</text:p>
      <text:p text:style-name="P30"/>
      <text:p text:style-name="P30"><text:span text:style-name="T9">Ustalanie wymagania dla parametru strumienia uszkodzeń</text:span></text:p>
      <text:p text:style-name="P6"><text:span text:style-name="T13">Parametr </text:span><text:span text:style-name="Strong_20_Emphasis"><text:span text:style-name="T13">strumienia uszkodzeń</text:span></text:span><text:span text:style-name="T13"> ( A ) określa intensywność występowania awarii w czasie i stanowi jeden z podstawowych wskaźników niezawodności urządzeń technicznych. Dla urządzenia projektowanego ustala się </text:span><text:span text:style-name="Strong_20_Emphasis"><text:span text:style-name="T13">wymaganą (dopuszczalną) wartość</text:span></text:span><text:span text:style-name="T13"> ( A_0 ), która nie powinna przekroczyć wartości uzyskanych dla urządzeń podobnych.</text:span></text:p>
      <text:p text:style-name="Text_20_body">Wymagana wartość ( A0 ) wyznaczana jest na podstawie wzoru:</text:p>
      <text:p text:style-name="P43">A0 &lt;= A¯ * αe * αk lub A0 &lt;= Ag * αe * αk </text:p>
      <text:p text:style-name="Text_20_body">gdzie:</text:p>
      <text:list text:style-name="L9">
        <text:list-item>
          <text:p text:style-name="P41">αe – współczynnik uwzględniający możliwe podwyższenie niezawodności elementów, </text:p>
        </text:list-item>
        <text:list-item>
          <text:p text:style-name="P41">αk – współczynnik uwzględniający możliwe podwyższenie niezawodności konstrukcji mechanicznej urządzenia. </text:p>
        </text:list-item>
      </text:list>
      <text:p text:style-name="P45"/>
      <text:p text:style-name="P36">Współczynniki αe i αk określa się metodą ekspertów na podstawie ich przewidywań dotyczących wpływu modernizacji, zmian materiałowych i postępu technologicznego na niezawodność poszczególnych elementów oraz całej konstrukcji.</text:p>
      <text:p text:style-name="P37">Współczynnik αk uwzględnia przewidyw<text:span text:style-name="T13">any </text:span><text:span text:style-name="Strong_20_Emphasis"><text:span text:style-name="T13">wzrost niezawodności konstrukcji mechanicznej</text:span></text:span><text:span text:style-name="T13"> urządzenia. Jego wartość wyznacza się ze wzoru:</text:span></text:p>
      <text:p text:style-name="P43">αk = 1 / Km , Km = 1/J * ∑ j Kmj </text:p>
      <text:p text:style-name="Text_20_body">gdzie:</text:p>
      <text:list text:style-name="L12">
        <text:list-item>
          <text:p text:style-name="P49">K<text:span text:style-name="T20">mj</text:span> – ocena wzrostu niezawodności konstrukcji określona przez j-tego eksperta (przyjmuje wartości od 1 do 2), </text:p>
        </text:list-item>
        <text:list-item>
          <text:p text:style-name="P48"><text:span text:style-name="T20">J</text:span> – liczba ankietowanych ekspertów. </text:p>
        </text:list-item>
      </text:list>
      <text:p text:style-name="P38">Wartość ( Km = 1 ) oznacza brak zmian w niezawodności, natomiast wartości większe od 1 wskazują na jej wzrost. Współczynnik αk, jako odwrotność <text:span text:style-name="T21">Km</text:span>, maleje wraz ze wzrostem przewidywanej poprawy niezawodności konstrukcji.</text:p>
      <text:h text:style-name="Heading_20_4" text:outline-level="4">Współczynnik αₑ</text:h>
      <text:p text:style-name="P39">Współczynnik αe odnosi się do<text:span text:style-name="T13"> </text:span><text:span text:style-name="Strong_20_Emphasis"><text:span text:style-name="T13">wzrostu niezawodności elementów elektronicznych</text:span></text:span><text:span text:style-name="T13"> i uwzględnia udział poszczególnych grup elementów w urządzeniu. Oblicza się</text:span> go na podstawie wzorów:</text:p>
      <text:p text:style-name="P43">αe = ∑ g=1 G 1 Kg ∗ Ng N , </text:p>
      <text:p text:style-name="Text_20_body"><text:soft-page-break/>gdzie:</text:p>
      <text:list text:style-name="L13">
        <text:list-item>
          <text:p text:style-name="P51">Ng/N – udział elementów danej grupy w urządzeniu, </text:p>
        </text:list-item>
        <text:list-item>
          <text:p text:style-name="P51">Kg <text:s/>– współczynnik wzrostu niezawodności elementów w grupie ( g ), </text:p>
        </text:list-item>
        <text:list-item>
          <text:p text:style-name="P50">G – liczba grup elementów (np. elementy dyskretne, układy scalone, elementy elektromechaniczne, elementy mechaniczne). </text:p>
        </text:list-item>
      </text:list>
      <text:p text:style-name="P6">Wartość ( Kg &gt; 1 ) oznacza poprawę niezawodności danej grupy, natomiast ( Kg = 1 ) – brak zmian. Średnia arytmetyczna ocen ekspertów pozwala uzyskać wartość uogólnioną, wykorzystywaną w dalszych obliczeniach niezawodnościowych.</text:p>
      <text:h text:style-name="P18" text:outline-level="3"><text:span text:style-name="T23">d</text:span>. Prognozowanie intensywności uszkodzeń elementów</text:h>
      <text:p text:style-name="P6">W przypadku nowych lub modernizowanych urządzeń często brak jest danych empirycznych dotyczących intensywności uszkodzeń ich elementów. Wówczas prognozuje się je metodą ekspertów, przyjmując, że nowo opracowane elementy nie będą mniej niezawodne niż te stosowane wcześniej.</text:p>
      <text:p text:style-name="P54">Prognozowana intensywność uszkodzeń elementów określana jest zależnością:<text:line-break/></text:p>
      <text:p text:style-name="P44">R = ( λdi : λdi &lt;= λp ) </text:p>
      <text:p text:style-name="Text_20_body">gdzie:</text:p>
      <text:list xml:id="list648906989" text:style-name="L14">
        <text:list-item>
          <text:p text:style-name="P53">λp – intensywność uszkodzeń elementów podobnych, </text:p>
        </text:list-item>
        <text:list-item>
          <text:p text:style-name="P52">( \alpha_i = \frac{1}{k_i} ) – współczynnik uwzględniający przewidywany wzrost niezawodności danego elementu. </text:p>
        </text:list-item>
      </text:list>
      <text:p text:style-name="Text_20_body"/>
      <text:p text:style-name="Text_20_body">Współczynnik ( k_i ) wyraża wielokrotność poprawy niezawodności w stosunku do dotychczasowych rozwiązań. Dla elementów o podwyższonej jakości ( k_i &gt; 1 ), a zatem ( \alpha_i &lt; 1 ), co skutkuje mniejszą prognozowaną intensywnością uszkodzeń ( \lambda_{di} ).<text:line-break/>Tym samym metoda pozwala przewidzieć parametry niezawodności nawet w przypadku elementów, które nie były jeszcze testowane w warunkach eksploatacyjnych.</text:p>
      <text:p text:style-name="P36"/>
      <text:p text:style-name="P36"/>
      <text:p text:style-name="P6">Metodę tę stosuje się szczególnie w sytuacjach, gdy:</text:p>
      <text:list text:style-name="L10">
        <text:list-item>
          <text:p text:style-name="P35">brak jest danych staty<text:span text:style-name="T13">stycznych o awaryjności urządzenia,</text:span></text:p>
        </text:list-item>
        <text:list-item>
          <text:p text:style-name="P35"><text:span text:style-name="T13">projektowane urządzenie jest </text:span><text:span text:style-name="Strong_20_Emphasis"><text:span text:style-name="T13">nowe</text:span></text:span><text:span text:style-name="T13"> lub </text:span><text:span text:style-name="Strong_20_Emphasis"><text:span text:style-name="T13">modernizowane</text:span></text:span><text:span text:style-name="T13">,</text:span></text:p>
        </text:list-item>
        <text:list-item>
          <text:p text:style-name="P35"><text:span text:style-name="Strong_20_Emphasis"><text:span text:style-name="T13">warunki pracy</text:span></text:span><text:span text:style-name="T13"> mają ulec istotnym zmianom,</text:span></text:p>
        </text:list-item>
        <text:list-item>
          <text:p text:style-name="P35"><text:span text:style-name="T13">istnieją </text:span><text:span text:style-name="Strong_20_Emphasis"><text:span text:style-name="T13">trudności w przeprowadzeniu badań doświadczalnych</text:span></text:span><text:span text:style-name="T13">.</text:span></text:p>
        </text:list-item>
      </text:list>
      <text:p text:style-name="P40"/>
      <text:p text:style-name="P6"><text:soft-page-break/><text:span text:style-name="T13">W takich przypadkach metoda ekspertów stanowi jedyne praktyc</text:span>zne narzędzie umożliwiające racjonalne oszacowanie wymagań niezawodnościowych i pozwala już na etapie projektowania określić dopuszczalny poziom intensywności uszkodzeń.</text:p>
      <text:p text:style-name="P46"/>
      <text:p text:style-name="P47"><text:span text:style-name="T19">d) Etapy prognozowania metodą ekspertów</text:span></text:p>
      <text:p text:style-name="P45">Proces prognozowania wskaźników niezawodności z wykorzystaniem metody ekspertów przebiega w kilku uporządkowanych etapach:</text:p>
      <text:p text:style-name="P45"/>
      <text:list text:style-name="L11">
        <text:list-item>
          <text:p text:style-name="P42"><text:span text:style-name="Strong_20_Emphasis">Sformułowanie problemu</text:span><text:line-break/>Na początku określa się cel prognozy, analizowane wskaźniki niezawodności (np. MTBF, R(t), λ) oraz zakres systemu objętego oceną.</text:p>
        </text:list-item>
        <text:list-item>
          <text:p text:style-name="P42"><text:span text:style-name="Strong_20_Emphasis">Dobór ekspertów</text:span><text:line-break/>Wybiera się grupę 5–10 specjalistów posiadających wiedzę techniczną i doświadczenie w dziedzinie dotyczącej analizowanego systemu. Eksperci powinni reprezentować różne obszary – konstrukcyjny, elektroniczny i eksploatacyjny – by zapewnić szerokie spojrzenie na problem.</text:p>
        </text:list-item>
        <text:list-item>
          <text:p text:style-name="P42"><text:span text:style-name="Strong_20_Emphasis">Przygotowanie ankiet i kryteriów oceny</text:span><text:line-break/>Opracowuje się zestaw pytań lub formularzy zawierających prośby o ocenę przewidywanych wartości parametrów niezawodności lub czynników wpływających na ich zmianę.</text:p>
        </text:list-item>
        <text:list-item>
          <text:p text:style-name="P42"><text:span text:style-name="Strong_20_Emphasis">Zebranie ocen ekspertów</text:span><text:line-break/>Każdy ekspert niezależnie określa swoje prognozy dotyczące wartości poszczególnych wskaźników (np. intensywności uszkodzeń, czasu poprawnej pracy, wzrostu niezawodności konstrukcji).</text:p>
        </text:list-item>
        <text:list-item>
          <text:p text:style-name="P42"><text:span text:style-name="Strong_20_Emphasis">Analiza i agregacja wyników</text:span><text:line-break/>Zebrane dane poddaje się analizie – oblicza się średnie, mediany lub wartości ważone (zależnie od kompetencji ekspertów). Dzięki temu uzyskuje się syntetyczną ocenę grupową.</text:p>
        </text:list-item>
        <text:list-item>
          <text:p text:style-name="P42"><text:span text:style-name="Strong_20_Emphasis">Wyznaczenie wartości prognozowanych wskaźników</text:span><text:line-break/>Na podstawie uśrednionych danych oblicza się prognozowane wartości parametrów niezawodności, takich jak ( A_0 ), ( E(T_0) ) czy ( \lambda_{di} ).</text:p>
        </text:list-item>
        <text:list-item>
          <text:p text:style-name="P42"><text:span text:style-name="Strong_20_Emphasis">Ocena zgodności opinii ekspertów</text:span><text:line-break/>Sprawdza się spójność i zgodność odpowiedzi, np. za po<text:span text:style-name="T13">mocą </text:span><text:span text:style-name="Strong_20_Emphasis"><text:span text:style-name="T13">współczynnika zgodności Kendalla (W)</text:span></text:span><text:span text:style-name="T13">. Wysoka zgodność świadczy o wiarygodności uzyskanych wyników.</text:span></text:p>
        </text:list-item>
      </text:list>
      <text:p text:style-name="P16"/>
      <text:p text:style-name="P16"/>
      <text:p text:style-name="P16"/>
      <text:p text:style-name="P16"/>
      <text:p text:style-name="P16"/>
      <text:p text:style-name="P16">-Zamieść przykład obliczeniowy screeny z programu z danymi</text:p>
      <text:p text:style-name="P13"/>
      <text:p text:style-name="P13"/>
      <text:p text:style-name="P13"/>
      <text:p text:style-name="P13"/>
      <text:p text:style-name="P13"/>
      <text:p text:style-name="P12"/>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16T18:36:05.512000000</dc:date>
    <meta:editing-duration>PT2H41M11S</meta:editing-duration>
    <meta:editing-cycles>41</meta:editing-cycles>
    <meta:generator>LibreOffice/7.4.7.2$Windows_X86_64 LibreOffice_project/723314e595e8007d3cf785c16538505a1c878ca5</meta:generator>
    <meta:document-statistic meta:table-count="0" meta:image-count="1" meta:object-count="0" meta:page-count="7" meta:paragraph-count="95" meta:word-count="1283" meta:character-count="9803" meta:non-whitespace-character-count="8607"/>
  </office:meta>
</office:document-meta>
</file>